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d9a" officeooo:paragraph-rsid="000fad9a"/>
    </style:style>
    <style:style style:name="P2" style:family="paragraph" style:parent-style-name="Standard">
      <style:text-properties officeooo:rsid="000fad9a" officeooo:paragraph-rsid="0010e030"/>
    </style:style>
    <style:style style:name="P3" style:family="paragraph" style:parent-style-name="Standard">
      <style:text-properties officeooo:rsid="0010e030" officeooo:paragraph-rsid="0010e030"/>
    </style:style>
    <style:style style:name="P4" style:family="paragraph" style:parent-style-name="Standard">
      <style:text-properties officeooo:rsid="0010e030" officeooo:paragraph-rsid="0011cf3a"/>
    </style:style>
    <style:style style:name="P5" style:family="paragraph" style:parent-style-name="Standard">
      <style:text-properties officeooo:paragraph-rsid="0010e030"/>
    </style:style>
    <style:style style:name="P6" style:family="paragraph" style:parent-style-name="Standard">
      <style:text-properties officeooo:rsid="0011cf3a" officeooo:paragraph-rsid="0011cf3a"/>
    </style:style>
    <style:style style:name="P7" style:family="paragraph" style:parent-style-name="Standard">
      <style:text-properties officeooo:paragraph-rsid="0011cf3a"/>
    </style:style>
    <style:style style:name="T1" style:family="text">
      <style:text-properties officeooo:rsid="0010e030"/>
    </style:style>
    <style:style style:name="T2" style:family="text">
      <style:text-properties officeooo:rsid="0011c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SQL</text:p>
      <text:p text:style-name="P1"/>
      <text:p text:style-name="P1">1-B 2-D 3-A 4-B 5-E 6-E 7-D 8-A 9-A 10-D</text:p>
      <text:p text:style-name="P1"/>
      <text:p text:style-name="P2">Parte <text:span text:style-name="T1">2</text:span></text:p>
      <text:p text:style-name="P1">1- Autinucudade, Consistencia, isolamento, Durabilidade</text:p>
      <text:p text:style-name="P3">2- Inset, update, delete, select</text:p>
      <text:p text:style-name="P3">3- </text:p>
      <text:p text:style-name="P3">4- para trabalhar com bytes</text:p>
      <text:p text:style-name="P3">5-</text:p>
      <text:p text:style-name="P3">Parte 3</text:p>
      <text:p text:style-name="P3">1- select * from cliente;</text:p>
      <text:p text:style-name="P7"><text:span text:style-name="T1">2- select * from <text:s/>cliente c join nota_fiscal_itens n on n.cliente_id = c.cliente_id join item i on i.item_id = n.item_id where descricao = “</text:span>NP-123”</text:p>
      <text:p text:style-name="P5"/>
      <text:p text:style-name="P4">3- <text:span text:style-name="T2">select c.razao_social, sum(quantidade) from <text:s/></text:span>cliente <text:span text:style-name="T2">j</text:span>oin nota_fiscal_itens n on n.cliente_id = c.cliente_id <text:span text:style-name="T2">grup by <text:s/>c.razao_social</text:span></text:p>
      <text:p text:style-name="P3"/>
      <text:p text:style-name="P6">4- agrupa a quantidade de itens por usuaio.</text:p>
      <text:p text:style-name="P6"/>
      <text:p text:style-name="P6">5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0:12:10.758046411</meta:creation-date>
    <dc:date>2022-09-06T20:44:45.045372228</dc:date>
    <meta:editing-duration>PT19S</meta:editing-duration>
    <meta:editing-cycles>1</meta:editing-cycles>
    <meta:document-statistic meta:table-count="0" meta:image-count="0" meta:object-count="0" meta:page-count="1" meta:paragraph-count="14" meta:word-count="87" meta:character-count="534" meta:non-whitespace-character-count="457"/>
    <meta:generator>LibreOffice/7.3.5.2$Linux_X86_64 LibreOffice_project/30$Build-2</meta:generator>
  </office:meta>
</office:document-meta>
</file>